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a979" officeooo:paragraph-rsid="0004a9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aliações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7T21:03:30.261000000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7.2.5.2$Windows_X86_64 LibreOffice_project/499f9727c189e6ef3471021d6132d4c694f357e5</meta:generator>
  </office:meta>
</office:document-meta>
</file>